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We provide support for the following<text:s/></text:span><text:span text:style-name="T3">products</text:span><text:span text:style-name="T4">: &lt;&lt;foreach [in<text:s/></text:span><text:span text:style-name="T5">products</text:span><text:span text:style-name="T6">]&gt;&gt;&lt;&lt;[</text:span><text:span text:style-name="T7">IndexOf</text:span><text:span text:style-name="T8">() != 0 ? “, ” : “”]&gt;&gt;&lt;&lt;[</text:span><text:span text:style-name="T9">ProductName</text:span><text:span text:style-name="T10">]&gt;&gt;&lt;&lt;/foreach&gt;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8:00Z</meta:creation-date>
    <dc:date>2015-12-14T06:58:00Z</dc:date>
    <meta:template xlink:href="Normal" xlink:type="simple"/>
    <meta:editing-cycles>2</meta:editing-cycles>
    <meta:editing-duration>PT0S</meta:editing-duration>
    <meta:document-statistic meta:page-count="1" meta:paragraph-count="1" meta:word-count="20" meta:character-count="134" meta:row-count="1" meta:non-whitespace-character-count="115"/>
  </office:meta>
</office:document-meta>
</file>